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1be8" officeooo:paragraph-rsid="00011be8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597f6" officeooo:paragraph-rsid="000597f6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597f6" officeooo:paragraph-rsid="000597f6"/>
    </style:style>
    <style:style style:name="P4" style:family="paragraph" style:parent-style-name="Standard">
      <style:paragraph-properties fo:text-align="start" style:justify-single-word="false"/>
      <style:text-properties fo:color="#c9211e" style:text-underline-style="none" officeooo:rsid="0007e2d0" officeooo:paragraph-rsid="0007e2d0"/>
    </style:style>
    <style:style style:name="P5" style:family="paragraph" style:parent-style-name="Standard">
      <style:paragraph-properties fo:text-align="start" style:justify-single-word="false"/>
      <style:text-properties fo:color="#c9211e" style:text-underline-style="none" officeooo:rsid="000597f6" officeooo:paragraph-rsid="000597f6"/>
    </style:style>
    <style:style style:name="P6" style:family="paragraph" style:parent-style-name="Standard">
      <style:paragraph-properties fo:text-align="start" style:justify-single-word="false"/>
      <style:text-properties fo:color="#c9211e" style:text-underline-style="none" officeooo:rsid="000638d3" officeooo:paragraph-rsid="000638d3"/>
    </style:style>
    <style:style style:name="P7" style:family="paragraph" style:parent-style-name="Standard">
      <style:paragraph-properties fo:text-align="start" style:justify-single-word="false"/>
      <style:text-properties fo:color="#ffbf00" style:text-underline-style="none" officeooo:rsid="0007e2d0" officeooo:paragraph-rsid="0007e2d0"/>
    </style:style>
    <style:style style:name="P8" style:family="paragraph" style:parent-style-name="Standard">
      <style:paragraph-properties fo:text-align="start" style:justify-single-word="false"/>
      <style:text-properties fo:color="#ffbf00" style:text-underline-style="none" officeooo:rsid="000597f6" officeooo:paragraph-rsid="000597f6"/>
    </style:style>
    <style:style style:name="P9" style:family="paragraph" style:parent-style-name="Standard">
      <style:paragraph-properties fo:text-align="start" style:justify-single-word="false"/>
      <style:text-properties fo:color="#ffbf00" style:text-underline-style="none" officeooo:rsid="00011be8" officeooo:paragraph-rsid="00011be8"/>
    </style:style>
    <style:style style:name="P10" style:family="paragraph" style:parent-style-name="Standard">
      <style:paragraph-properties fo:text-align="start" style:justify-single-word="false"/>
      <style:text-properties fo:color="#ffbf00" style:text-underline-style="none" officeooo:rsid="0001e92d" officeooo:paragraph-rsid="0001e92d"/>
    </style:style>
    <style:style style:name="P11" style:family="paragraph" style:parent-style-name="Standard">
      <style:paragraph-properties fo:text-align="start" style:justify-single-word="false"/>
      <style:text-properties fo:color="#ffbf00" style:text-underline-style="none" officeooo:rsid="000638d3" officeooo:paragraph-rsid="000638d3"/>
    </style:style>
    <style:style style:name="P12" style:family="paragraph" style:parent-style-name="Standard">
      <style:paragraph-properties fo:text-align="start" style:justify-single-word="false"/>
      <style:text-properties fo:color="#158466" style:text-underline-style="none" officeooo:rsid="0007e2d0" officeooo:paragraph-rsid="0007e2d0"/>
    </style:style>
    <style:style style:name="P13" style:family="paragraph" style:parent-style-name="Standard">
      <style:paragraph-properties fo:text-align="start" style:justify-single-word="false"/>
      <style:text-properties fo:color="#158466" style:text-underline-style="none" officeooo:rsid="0003cf99" officeooo:paragraph-rsid="0003cf99"/>
    </style:style>
    <style:style style:name="P14" style:family="paragraph" style:parent-style-name="Standard">
      <style:paragraph-properties fo:text-align="start" style:justify-single-word="false"/>
      <style:text-properties fo:color="#158466" style:text-underline-style="none" officeooo:rsid="000597f6" officeooo:paragraph-rsid="000597f6"/>
    </style:style>
    <style:style style:name="P15" style:family="paragraph" style:parent-style-name="Standard">
      <style:paragraph-properties fo:text-align="start" style:justify-single-word="false"/>
      <style:text-properties fo:color="#158466" style:text-underline-style="none" officeooo:rsid="000638d3" officeooo:paragraph-rsid="000638d3"/>
    </style:style>
    <style:style style:name="P16" style:family="paragraph">
      <loext:graphic-properties draw:fill="none"/>
    </style:style>
    <style:style style:name="T1" style:family="text">
      <style:text-properties fo:color="#158466"/>
    </style:style>
    <style:style style:name="T2" style:family="text">
      <style:text-properties officeooo:rsid="00098262"/>
    </style:style>
    <style:style style:name="T3" style:family="text">
      <style:text-properties fo:color="#c9211e"/>
    </style:style>
    <style:style style:name="gr1" style:family="graphic">
      <style:graphic-properties draw:fill="none" draw:textarea-horizontal-align="justify" draw:textarea-vertical-align="middle" draw:auto-grow-height="false" fo:min-height="1.63cm" fo:min-width="3.40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PYTHON</text:p>
      <text:p text:style-name="P1"><draw:custom-shape text:anchor-type="paragraph" draw:z-index="0" draw:name="Forme1" draw:style-name="gr1" draw:text-style-name="P16" svg:width="3.409cm" svg:height="1.631cm" svg:x="-0.208cm" svg:y="0.441cm"><text:p/><draw:enhanced-geometry svg:viewBox="0 0 21600 21600" draw:type="rectangle" draw:enhanced-path="M 0 0 L 21600 0 21600 21600 0 21600 0 0 Z N"/></draw:custom-shape></text:p>
      <text:p text:style-name="P4">PRIORITE</text:p>
      <text:p text:style-name="P7">MI-PRIORITE</text:p>
      <text:p text:style-name="P12">NON PRIORITE</text:p>
      <text:p text:style-name="P12"/>
      <text:p text:style-name="P12"/>
      <text:p text:style-name="P9">Faire un parking de 6x6</text:p>
      <text:p text:style-name="P10">On a 4 types de voitures : 1x2,2x1,3x1 et 1x3</text:p>
      <text:p text:style-name="P13">18 niveaux différents → de plus en plus durs</text:p>
      <text:p text:style-name="P8">dessins de voitures+camions/décors</text:p>
      <text:p text:style-name="P8"><text:span text:style-name="T2">P</text:span>réparer un tuto</text:p>
      <text:p text:style-name="P14">Définir une <text:span text:style-name="T3">police d’écriture</text:span>/ boutons</text:p>
      <text:p text:style-name="P14">Préparer des bruitages</text:p>
      <text:p text:style-name="P8">On clique sur la voiture et on déplace la souris</text:p>
      <text:p text:style-name="P14">MENU(options/choix des niveau/..)</text:p>
      <text:p text:style-name="P14">Gagner des étoiles en fonction du nombre de mouvements</text:p>
      <text:p text:style-name="P14">Ecran de fin de niveau</text:p>
      <text:p text:style-name="P5">Implémenter un compteur de coups</text:p>
      <text:p text:style-name="P14">Bouton pour partager le jeu</text:p>
      <text:p text:style-name="P14">Faire un dessin spécial pour la voiture qui sort</text:p>
      <text:p text:style-name="P15">Faire une animation de sortie de voiture</text:p>
      <text:p text:style-name="P11">Image dessiner titre</text:p>
      <text:p text:style-name="P12">Skins de voiture qu’on peut acheter avec les étoiles</text:p>
      <text:p text:style-name="P12">Animation au début du type de jeu</text:p>
      <text:p text:style-name="P12">Niveau aléatoires limités dans le temps</text:p>
      <text:p text:style-name="P12">Niveau avec nombres de coups limités</text:p>
      <text:p text:style-name="P3"/>
      <text:p text:style-name="P2">A coder:</text:p>
      <text:p text:style-name="P8">Mouvements des voitures</text:p>
      <text:p text:style-name="P6">Création d’une matrice → Si “0” case vide</text:p>
      <text:p text:style-name="P15">Faire un fichier à télécharger avec les images</text:p>
      <text:p text:style-name="P4">Intégrer une base de donnée (le jeu se rappelle de l’avancée de la partie)</text:p>
      <text:p text:style-name="P4">Solv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1-01-24T15:30:04.702000000</dc:date>
    <meta:editing-duration>PT14M4S</meta:editing-duration>
    <meta:editing-cycles>5</meta:editing-cycles>
    <meta:document-statistic meta:table-count="0" meta:image-count="0" meta:object-count="0" meta:page-count="1" meta:paragraph-count="30" meta:word-count="164" meta:character-count="948" meta:non-whitespace-character-count="814"/>
  </office:meta>
</office:document-meta>
</file>